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91.58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true" style:rotation-align="none"/>
      <style:paragraph-properties fo:text-align="start"/>
    </style:style>
    <style:style style:name="ce4" style:family="table-cell" style:parent-style-name="Default">
      <style:table-cell-properties style:text-align-source="fix" style:repeat-content="true" style:rotation-align="none"/>
      <style:paragraph-properties fo:text-align="start"/>
    </style:style>
  </office:automatic-styles>
  <office:body>
    <office:spreadsheet>
      <table:calculation-settings table:automatic-find-labels="false"/>
      <table:table table:name="sensof_ht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r. No</text:p>
          </table:table-cell>
          <table:table-cell table:style-name="ce1" office:value-type="string" calcext:value-type="string">
            <text:p>Mouser No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Origina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/>
          <table:table-cell office:value-type="string" calcext:value-type="string">
            <text:p>silabs_cr2032:silabs_cr2032</text:p>
          </table:table-cell>
          <table:table-cell office:value-type="string" calcext:value-type="string">
            <text:p>Linx Technologies</text:p>
          </table:table-cell>
          <table:table-cell office:value-type="string" calcext:value-type="string">
            <text:p>BAT-HLD-001</text:p>
          </table:table-cell>
          <table:table-cell office:value-type="string" calcext:value-type="string">
            <text:p>712-BAT-HLD-001</text:p>
          </table:table-cell>
          <table:table-cell office:value-type="string" calcext:value-type="string">
            <text:p>https://nl.mouser.com/ProductDetail/Linx-Technologies/BAT-HLD-001?qs=sGAEpiMZZMtT9MhkajLHrnz%2fFPUZSgO1koSsSyYdFD4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±5%; C0G (based on 4010-DKMX-434_BOM.xls)</text:p>
          </table:table-cell>
          <table:table-cell office:value-type="string" calcext:value-type="string">
            <text:p>silabs_0402:C_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2R7BB01D</text:p>
          </table:table-cell>
          <table:table-cell office:value-type="string" calcext:value-type="string">
            <text:p>81-GJM1555C1H2R7BB01</text:p>
          </table:table-cell>
          <table:table-cell office:value-type="string" calcext:value-type="string">
            <text:p>https://nl.mouser.com/ProductDetail/81-GJM1555C1H2R7BB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.F.</text:p>
          </table:table-cell>
          <table:table-cell/>
          <table:table-cell office:value-type="string" calcext:value-type="string">
            <text:p>Capacitors_SMD:C_0603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uF</text:p>
          </table:table-cell>
          <table:table-cell/>
          <table:table-cell office:value-type="string" calcext:value-type="string">
            <text:p>Capacitors_SMD:C_0603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J225KAHT</text:p>
          </table:table-cell>
          <table:table-cell office:value-type="string" calcext:value-type="string">
            <text:p>963-LMK107BJ225KAHT</text:p>
          </table:table-cell>
          <table:table-cell office:value-type="string" calcext:value-type="string">
            <text:p>https://nl.mouser.com/ProductDetail/963-LMK107BJ225KA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Capacitors_SMD:C_060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2J5RACTU</text:p>
          </table:table-cell>
          <table:table-cell office:value-type="string" calcext:value-type="string">
            <text:p>80-C0603C102J5R</text:p>
          </table:table-cell>
          <table:table-cell table:style-name="Default" office:value-type="string" calcext:value-type="string">
            <text:p>https://nl.mouser.com/ProductDetail/80-C0603C102J5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70pF</text:p>
          </table:table-cell>
          <table:table-cell/>
          <table:table-cell office:value-type="string" calcext:value-type="string">
            <text:p>Capacitors_SMD:C_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9BB271</text:p>
          </table:table-cell>
          <table:table-cell office:value-type="string" calcext:value-type="string">
            <text:p>603-CC603JRX7R9BB271</text:p>
          </table:table-cell>
          <table:table-cell table:style-name="Default" office:value-type="string" calcext:value-type="string">
            <text:p>https://nl.mouser.com/ProductDetail/603-CC603JRX7R9BB2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s_SMD:C_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6BB104</text:p>
          </table:table-cell>
          <table:table-cell office:value-type="string" calcext:value-type="string">
            <text:p>603-CC603KRX7R6BB104</text:p>
          </table:table-cell>
          <table:table-cell table:style-name="Default" office:value-type="string" calcext:value-type="string">
            <text:p>https://nl.mouser.com/ProductDetail/603-CC603KRX7R6BB1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0nH</text:p>
          </table:table-cell>
          <table:table-cell office:value-type="string" calcext:value-type="string">
            <text:p>Coilcraft 0402HP-220NX_LU</text:p>
          </table:table-cell>
          <table:table-cell office:value-type="string" calcext:value-type="string">
            <text:p>silabs_0402:C_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5CNR22J10D</text:p>
          </table:table-cell>
          <table:table-cell office:value-type="string" calcext:value-type="string">
            <text:p>81-LQW15CNR22J10D</text:p>
          </table:table-cell>
          <table:table-cell office:value-type="string" calcext:value-type="string">
            <text:p>https://nl.mouser.com/ProductDetail/Murata-Electronics/LQW15CNR22J10D?qs=%2fha2pyFadui00YRXZ5Qsj%2fwxU%2fdjYq54l7pXZfNwdV%252bcv4cwToPHfA%3d%3d</text:p>
          </table:table-cell>
          <table:table-cell/>
          <table:table-cell table:style-name="ce3" office:value-type="string" calcext:value-type="string">
            <text:p>https://nl.mouser.com/ProductDetail/Coilcraft/0402HPH-R22XJLU?qs=sGAEpiMZZMsg%252by3WlYCkU2kWFds1hA9D2Adspc2jyqg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0603FRE0710KL</text:p>
          </table:table-cell>
          <table:table-cell office:value-type="string" calcext:value-type="string">
            <text:p>603-RE0603FRE0710KL</text:p>
          </table:table-cell>
          <table:table-cell office:value-type="string" calcext:value-type="string">
            <text:p>https://nl.mouser.com/ProductDetail/Yageo/RE0603FRE0710KL?qs=%2fha2pyFaduiw%252bHaTGx61mUJl3YH7TiR2OSz5%2f356xZvEOPRVWkI4Xg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0603FRE0710KL</text:p>
          </table:table-cell>
          <table:table-cell office:value-type="string" calcext:value-type="string">
            <text:p>603-RE0603FRE0710KL</text:p>
          </table:table-cell>
          <table:table-cell office:value-type="string" calcext:value-type="string">
            <text:p>https://nl.mouser.com/ProductDetail/Yageo/RE0603FRE0710KL?qs=%2fha2pyFaduiw%252bHaTGx61mUJl3YH7TiR2OSz5%2f356xZvEOPRVWkI4Xg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i4010-GS</text:p>
          </table:table-cell>
          <table:table-cell/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I4010-C2-GS</text:p>
          </table:table-cell>
          <table:table-cell office:value-type="string" calcext:value-type="string">
            <text:p>634-SI4010-C2-GS</text:p>
          </table:table-cell>
          <table:table-cell office:value-type="string" calcext:value-type="string">
            <text:p>https://nl.mouser.com/ProductDetail/Silicon-Labs/SI4010-C2-GS?qs=sGAEpiMZZMuiqkRG2l98Y8rS2HKpXLt7X4pGPkIPeZY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HTU21D/Si7020</text:p>
          </table:table-cell>
          <table:table-cell/>
          <table:table-cell office:value-type="string" calcext:value-type="string">
            <text:p>Housings_DFN_QFN:DFN-6-1EP_3x3mm_Pitch0.95mm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HTU21DF</text:p>
          </table:table-cell>
          <table:table-cell office:value-type="string" calcext:value-type="string">
            <text:p>824-HPP845E131R5</text:p>
          </table:table-cell>
          <table:table-cell office:value-type="string" calcext:value-type="string">
            <text:p>https://nl.mouser.com/ProductDetail/634-SI7020-A20-GM1</text:p>
          </table:table-cell>
          <table:table-cell table:style-name="ce4" office:value-type="string" calcext:value-type="string">
            <text:p>https://nl.mouser.com/ProductDetail/Measurement-Specialties/HPP845E131R5?qs=sGAEpiMZZMsrQJTAfdCBRCvDdFDccewd1X8rP9Bi44V8Df4DkVf%2fbg%3d%3d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'sensof_ht-BOM'.A2:'sensof_ht-BOM'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10P0" style:volatile="true">
      <number:text>￥</number:text>
      <number:number number:decimal-places="0" loext:min-decimal-places="0" number:min-integer-digits="1" number:grouping="true"/>
    </number:number-style>
    <number:number-style style:name="N110">
      <number:text>￥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￥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￥</number:text>
      <number:number number:decimal-places="2" loext:min-decimal-places="2" number:min-integer-digits="1" number:grouping="true"/>
    </number:number-style>
    <number:number-style style:name="N113">
      <number:text>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  <number:text> Ft</number:text>
    </number:number-style>
    <number:number-style style:name="N146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Ft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7P0"/>
    </number:number-style>
    <number:number-style style:name="N149P0" style:volatile="true">
      <number:number number:decimal-places="2" loext:min-decimal-places="2" number:min-integer-digits="1" number:grouping="true"/>
      <number:text> Ft</number:text>
    </number:number-style>
    <number:number-style style:name="N149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Ft</number:text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50P0"/>
    </number:number-style>
    <number:number-style style:name="N154P0" style:volatile="true"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4P2" style:volatile="true">
      <loext:fill-character> </loext:fill-character>
      <number:text>- Ft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2" style:volatile="true">
      <loext:fill-character> </loext:fill-character>
      <number:text>-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2P2" style:volatile="true"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True</number:text>
    </number:number-style>
    <number:number-style style:name="N170P1" style:volatile="true">
      <number:text>True</number:text>
    </number:number-style>
    <number:number-style style:name="N170">
      <number:text>False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On</number:text>
    </number:number-style>
    <number:number-style style:name="N172P1" style:volatile="true">
      <number:text>On</number:text>
    </number:number-style>
    <number:number-style style:name="N172">
      <number:text>Off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-00-0000</text:date>, <text:time style:data-style-name="N2" text:time-value="19:33:00.751942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20:23:12.376721523</dc:date>
    <meta:editing-duration>PT3H12M45S</meta:editing-duration>
    <meta:editing-cycles>7</meta:editing-cycles>
    <meta:generator>LibreOffice/5.1.6.2$Linux_X86_64 LibreOffice_project/10m0$Build-2</meta:generator>
    <meta:document-statistic meta:table-count="1" meta:cell-count="98" meta:object-count="0"/>
  </office:meta>
</office:document-meta>
</file>